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D0000031FB6998C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fo:font-size="32pt" officeooo:rsid="001d4022" officeooo:paragraph-rsid="001d4022" style:font-size-asian="28pt" style:font-size-complex="3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text-properties officeooo:rsid="00200319" officeooo:paragraph-rsid="00200319"/>
    </style:style>
    <style:style style:name="P8" style:family="paragraph" style:parent-style-name="Standard">
      <style:text-properties officeooo:paragraph-rsid="00200319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 style:list-style-name="L1">
      <style:text-properties fo:language="en" fo:country="US" officeooo:paragraph-rsid="0020cba8"/>
    </style:style>
    <style:style style:name="P11" style:family="paragraph" style:parent-style-name="Standard">
      <style:text-properties fo:language="en" fo:country="US" officeooo:rsid="00200319" officeooo:paragraph-rsid="00200319"/>
    </style:style>
    <style:style style:name="T1" style:family="text">
      <style:text-properties officeooo:rsid="002003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OpenFibre</text:p>
      <text:table-of-content text:style-name="Sect1" text:protected="true" text:name="Sumario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Summary</text:p>
          </text:index-title>
        </text:index-body>
      </text:table-of-content>
      <text:p text:style-name="P9"/>
      <text:p text:style-name="P3"><draw:frame draw:style-name="fr1" draw:name="Imagen1" text:anchor-type="char" svg:x="0.034cm" svg:y="0.092cm" svg:width="17cm" svg:height="10.375cm" draw:z-index="0"><draw:image xlink:href="Pictures/100000010000051D0000031FB6998C78.png" xlink:type="simple" xlink:show="embed" xlink:actuate="onLoad" draw:mime-type="image/png"/></draw:frame></text:p>
      <text:p text:style-name="P8"/>
      <text:p text:style-name="P7"/>
      <text:list text:style-name="L1">
        <text:list-item>
          <text:p text:style-name="P10"><text:s/>8b/10b.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bookmark-start text:name="PageNumWizard_FOOTER_Estilo de página predeterminado3"/><text:page-number text:select-page="current" text:page-adjust="-2">1</text:page-number><text:bookmark-end text:name="PageNumWizard_FOOTER_Estilo de página predeterminado3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2:37:33.288134181</meta:creation-date>
    <dc:date>2024-09-01T12:34:08.905830263</dc:date>
    <meta:editing-duration>PT21M28S</meta:editing-duration>
    <meta:editing-cycles>2</meta:editing-cycles>
    <meta:generator>LibreOffice/24.2.4.2$Linux_X86_64 LibreOffice_project/420$Build-2</meta:generator>
    <meta:document-statistic meta:table-count="0" meta:image-count="1" meta:object-count="0" meta:page-count="3" meta:paragraph-count="4" meta:word-count="5" meta:character-count="26" meta:non-whitespace-character-count="25"/>
  </office:meta>
</office:document-meta>
</file>